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6742" officeooo:paragraph-rsid="00136742"/>
    </style:style>
    <style:style style:name="P2" style:family="paragraph" style:parent-style-name="Standard">
      <style:text-properties officeooo:rsid="00136742" officeooo:paragraph-rsid="001543df"/>
    </style:style>
    <style:style style:name="P3" style:family="paragraph" style:parent-style-name="Standard">
      <style:text-properties officeooo:rsid="001543df" officeooo:paragraph-rsid="001543df"/>
    </style:style>
    <style:style style:name="T1" style:family="text">
      <style:text-properties officeooo:rsid="001543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</text:p>
      <text:p text:style-name="P1">LOAD,5</text:p>
      <text:p text:style-name="P1">MOV,R0,100</text:p>
      <text:p text:style-name="P1">THR,R0</text:p>
      <text:p text:style-name="P2">FLAP,1</text:p>
      <text:p text:style-name="P1">MOV,R1,1</text:p>
      <text:p text:style-name="P1">ELV,80 <text:s/>RELATIVE</text:p>
      <text:p text:style-name="P1">FLAP,<text:span text:style-name="T1">0</text:span></text:p>
      <text:p text:style-name="P1">MOV,R2,-45</text:p>
      <text:p text:style-name="P1">DRA,R2</text:p>
      <text:p text:style-name="P1">MOV,R3,3</text:p>
      <text:p text:style-name="P1">MOV,R4,-7</text:p>
      <text:p text:style-name="P1">AIM,R3,R4,5</text:p>
      <text:p text:style-name="P1">SELECT,1</text:p>
      <text:p text:style-name="P1">SHOOT</text:p>
      <text:p text:style-name="P1">DRA,90</text:p>
      <text:p text:style-name="P1">DRA,90 <text:s/>RELATIVE</text:p>
      <text:p text:style-name="P1">MOV,R5,100</text:p>
      <text:p text:style-name="P1">THR,R5</text:p>
      <text:p text:style-name="P2">FLAP,-1</text:p>
      <text:p text:style-name="P1">ELV,-80</text:p>
      <text:p text:style-name="P1">THR,0</text:p>
      <text:p text:style-name="P3">HL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9:47:06.994703043</meta:creation-date>
    <dc:date>2017-02-26T20:24:44.420834189</dc:date>
    <meta:editing-duration>PT3M35S</meta:editing-duration>
    <meta:editing-cycles>1</meta:editing-cycles>
    <meta:document-statistic meta:table-count="0" meta:image-count="0" meta:object-count="0" meta:page-count="1" meta:paragraph-count="23" meta:word-count="25" meta:character-count="180" meta:non-whitespace-character-count="176"/>
    <meta:generator>LibreOffice/4.2.8.2$Linux_X86_64 LibreOffice_project/420m0$Build-2</meta:generator>
  </office:meta>
</office:document-meta>
</file>